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árok1" table:style-name="ta1">
        <table:shapes>
          <draw:frame draw:z-index="0" draw:style-name="gr1" draw:text-style-name="P1" svg:width="453.51pt" svg:height="255.09pt" svg:x="287.86pt" svg:y="32.43pt">
            <loext:p draw:notify-on-update-of-ranges="Hárok1.A1:Hárok1.A26 Hárok1.C1:Hárok1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table:formula="of:=[.B1]/[.B$27]" office:value-type="float" office:value="0.114171256885328" calcext:value-type="float">
            <text:p>0.1142</text:p>
          </table:table-cell>
          <table:table-cell table:formula="of:=([.B1]-1)*(1/26)" office:value-type="float" office:value="8.73076923076923" calcext:value-type="float">
            <text:p>8.7307692307692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table:formula="of:=[.B2]/[.B$27]" office:value-type="float" office:value="0.0135202804206309" calcext:value-type="float">
            <text:p>0.0135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table:formula="of:=[.B3]/[.B$27]" office:value-type="float" office:value="0.0305458187280921" calcext:value-type="float">
            <text:p>0.03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formula="of:=[.B4]/[.B$27]" office:value-type="float" office:value="0.0500751126690035" calcext:value-type="float">
            <text:p>0.050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0" calcext:value-type="float">
            <text:p>160</text:p>
          </table:table-cell>
          <table:table-cell table:formula="of:=[.B5]/[.B$27]" office:value-type="float" office:value="0.0801201802704056" calcext:value-type="float">
            <text:p>0.080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formula="of:=[.B6]/[.B$27]" office:value-type="float" office:value="0.0130195292939409" calcext:value-type="float">
            <text:p>0.013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B7]/[.B$27]" office:value-type="float" office:value="0.00200300450676014" calcext:value-type="float">
            <text:p>0.002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table:formula="of:=[.B8]/[.B$27]" office:value-type="float" office:value="0.0200300450676014" calcext:value-type="float">
            <text:p>0.020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63" calcext:value-type="float">
            <text:p>163</text:p>
          </table:table-cell>
          <table:table-cell table:formula="of:=[.B9]/[.B$27]" office:value-type="float" office:value="0.0816224336504757" calcext:value-type="float">
            <text:p>0.081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6" calcext:value-type="float">
            <text:p>36</text:p>
          </table:table-cell>
          <table:table-cell table:formula="of:=[.B10]/[.B$27]" office:value-type="float" office:value="0.0180270405608413" calcext:value-type="float">
            <text:p>0.018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93" calcext:value-type="float">
            <text:p>93</text:p>
          </table:table-cell>
          <table:table-cell table:formula="of:=[.B11]/[.B$27]" office:value-type="float" office:value="0.0465698547821733" calcext:value-type="float">
            <text:p>0.0466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table:formula="of:=[.B12]/[.B$27]" office:value-type="float" office:value="0.0300450676014021" calcext:value-type="float">
            <text:p>0.03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table:formula="of:=[.B13]/[.B$27]" office:value-type="float" office:value="0.0405608412618928" calcext:value-type="float">
            <text:p>0.0406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8" calcext:value-type="float">
            <text:p>148</text:p>
          </table:table-cell>
          <table:table-cell table:formula="of:=[.B14]/[.B$27]" office:value-type="float" office:value="0.0741111667501252" calcext:value-type="float">
            <text:p>0.074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6" calcext:value-type="float">
            <text:p>186</text:p>
          </table:table-cell>
          <table:table-cell table:formula="of:=[.B15]/[.B$27]" office:value-type="float" office:value="0.0931397095643465" calcext:value-type="float">
            <text:p>0.093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table:formula="of:=[.B16]/[.B$27]" office:value-type="float" office:value="0.0205307961942914" calcext:value-type="float">
            <text:p>0.0205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[.B17]/[.B$27]" office:value-type="float" office:value="0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 table:formula="of:=[.B18]/[.B$27]" office:value-type="float" office:value="0.0490736104156234" calcext:value-type="float">
            <text:p>0.049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6" calcext:value-type="float">
            <text:p>106</text:p>
          </table:table-cell>
          <table:table-cell table:formula="of:=[.B19]/[.B$27]" office:value-type="float" office:value="0.0530796194291437" calcext:value-type="float">
            <text:p>0.053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table:formula="of:=[.B20]/[.B$27]" office:value-type="float" office:value="0.0495743615423135" calcext:value-type="float">
            <text:p>0.0496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8" calcext:value-type="float">
            <text:p>88</text:p>
          </table:table-cell>
          <table:table-cell table:formula="of:=[.B21]/[.B$27]" office:value-type="float" office:value="0.0440660991487231" calcext:value-type="float">
            <text:p>0.044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72" calcext:value-type="float">
            <text:p>72</text:p>
          </table:table-cell>
          <table:table-cell table:formula="of:=[.B22]/[.B$27]" office:value-type="float" office:value="0.0360540811216825" calcext:value-type="float">
            <text:p>0.036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[.B23]/[.B$27]" office:value-type="float" office:value="0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24]/[.B$27]" office:value-type="float" office:value="0.000500751126690035" calcext:value-type="float">
            <text:p>0.0005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table:formula="of:=[.B25]/[.B$27]" office:value-type="float" office:value="0.0195292939409114" calcext:value-type="float">
            <text:p>0.0195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formula="of:=[.B26]/[.B$27]" office:value-type="float" office:value="0.0200300450676014" calcext:value-type="float">
            <text:p>0.0200</text:p>
          </table:table-cell>
          <table:table-cell/>
        </table:table-row>
        <table:table-row table:style-name="ro2">
          <table:table-cell table:style-name="Default"/>
          <table:table-cell table:formula="of:=SUM([.B1:.B26])" office:value-type="float" office:value="1997" calcext:value-type="float">
            <text:p>1997</text:p>
          </table:table-cell>
          <table:table-cell table:formula="of:=SUM([.C1:.C26])" office:value-type="float" office:value="1" calcext:value-type="float">
            <text:p>1.0000</text:p>
          </table:table-cell>
          <table:table-cell/>
        </table:table-row>
      </table:table>
      <table:table table:name="Hárok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1">00/00/0000</text:date>, <text:time style:data-style-name="N2" text:time-value="12:12:09.972088414"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29:02.137391357</meta:creation-date>
    <dc:date>2017-10-11T13:41:19.431829329</dc:date>
    <meta:editing-duration>PT4H23M58S</meta:editing-duration>
    <meta:editing-cycles>2</meta:editing-cycles>
    <meta:generator>LibreOffice/5.4.1.2.0$Linux_X86_64 LibreOffice_project/40m0$Build-2</meta:generator>
    <meta:document-statistic meta:table-count="2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4.201cm" style:legend-expansion="high" chart:style-name="ch2"/>
        <chart:plot-area chart:style-name="ch3" table:cell-range-address="Hárok1.A1:Hárok1.A26 Hárok1.C1:Hárok1.C26" chart:data-source-has-labels="column" svg:x="0.32cm" svg:y="0.18cm" svg:width="12.938cm" svg:height="8.64cm">
          <chartooo:coordinate-region svg:x="1.735cm" svg:y="0.379cm" svg:width="11.523cm" svg:height="7.794cm"/>
          <chart:axis chart:dimension="x" chart:name="primary-x" chart:style-name="ch4" chartooo:axis-type="auto">
            <chartooo:date-scale/>
            <chart:categories table:cell-range-address="Hárok1.A1:Hárok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árok1.C1:Hárok1.C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Hárok1.A1:Hárok1.A26</svg:desc>
                </draw:g>
              </table:table-cell>
              <table:table-cell office:value-type="float" office:value="0.114171256885328">
                <text:p>0.114171256885328</text:p>
                <draw:g>
                  <svg:desc>Hárok1.C1:Hárok1.C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35202804206309">
                <text:p>0.013520280420630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05458187280921">
                <text:p>0.030545818728092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500751126690035">
                <text:p>0.050075112669003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0801201802704056">
                <text:p>0.08012018027040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30195292939409">
                <text:p>0.013019529293940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0200300450676014">
                <text:p>0.0020030045067601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200300450676014">
                <text:p>0.020030045067601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816224336504757">
                <text:p>0.081622433650475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180270405608413">
                <text:p>0.018027040560841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465698547821733">
                <text:p>0.046569854782173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300450676014021">
                <text:p>0.030045067601402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405608412618928">
                <text:p>0.040560841261892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741111667501252">
                <text:p>0.0741111667501252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931397095643465">
                <text:p>0.093139709564346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05307961942914">
                <text:p>0.020530796194291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490736104156234">
                <text:p>0.049073610415623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530796194291437">
                <text:p>0.053079619429143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495743615423135">
                <text:p>0.049574361542313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440660991487231">
                <text:p>0.044066099148723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360540811216825">
                <text:p>0.036054081121682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0500751126690035">
                <text:p>0.00050075112669003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95292939409114">
                <text:p>0.019529293940911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200300450676014">
                <text:p>0.0200300450676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